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Epilogue" svg:font-family="Epilogue"/>
    <style:font-face style:name="KaTeX Main" svg:font-family="'KaTeX Main', 'Times New Roman', serif"/>
    <style:font-face style:name="Lohit Devanagari1" svg:font-family="'Lohit Devanagari'"/>
    <style:font-face style:name="Roboto Mono1" svg:font-family="'Roboto Mono'"/>
    <style:font-face style:name="Roboto Mono" svg:font-family="'Roboto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fo:letter-spacing="normal" fo:font-style="normal" fo:font-weight="normal" officeooo:rsid="0055e44b" officeooo:paragraph-rsid="0055e44b" fo:background-color="#ffffff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line-height="120%" fo:orphans="2" fo:widows="2" fo:text-indent="0cm" style:auto-text-indent="false"/>
      <style:text-properties fo:font-variant="normal" fo:text-transform="none" style:font-name="Roboto Mono" fo:font-size="10.5pt" fo:letter-spacing="normal" fo:font-style="normal" fo:font-weight="bold"/>
    </style:style>
    <style:style style:name="P3" style:family="paragraph" style:parent-style-name="Standard">
      <style:text-properties fo:font-variant="normal" fo:text-transform="none" fo:color="#000000" fo:letter-spacing="normal" fo:font-style="normal" fo:font-weight="normal" officeooo:rsid="0055e44b" officeooo:paragraph-rsid="00780d13" fo:background-color="#ffffff"/>
    </style:style>
    <style:style style:name="P4" style:family="paragraph" style:parent-style-name="Standard">
      <style:text-properties fo:font-variant="normal" fo:text-transform="none" fo:color="#000000" fo:letter-spacing="normal" fo:font-style="normal" fo:font-weight="normal" officeooo:rsid="0055e44b" officeooo:paragraph-rsid="00795f7d" fo:background-color="#ffffff"/>
    </style:style>
    <style:style style:name="P5" style:family="paragraph" style:parent-style-name="Standard">
      <style:text-properties fo:font-variant="normal" fo:text-transform="none" fo:color="#000000" fo:letter-spacing="normal" fo:font-style="normal" fo:font-weight="normal" officeooo:rsid="0055e44b" officeooo:paragraph-rsid="007a5cbc" fo:background-color="#ffffff"/>
    </style:style>
    <style:style style:name="P6" style:family="paragraph" style:parent-style-name="Standard">
      <style:text-properties fo:font-variant="normal" fo:text-transform="none" fo:color="#000000" fo:letter-spacing="normal" fo:font-style="normal" fo:font-weight="normal" officeooo:rsid="0055e44b" officeooo:paragraph-rsid="007d0fad" fo:background-color="#ffffff"/>
    </style:style>
    <style:style style:name="P7" style:family="paragraph" style:parent-style-name="Standard">
      <style:text-properties fo:font-variant="normal" fo:text-transform="none" fo:color="#000000" style:font-name="Roboto Mono" fo:font-size="10.5pt" fo:letter-spacing="normal" fo:font-style="normal" fo:font-weight="normal" officeooo:rsid="0055e44b" officeooo:paragraph-rsid="0055e44b" fo:background-color="#ffffff"/>
    </style:style>
    <style:style style:name="P8" style:family="paragraph" style:parent-style-name="Text_20_body">
      <style:paragraph-properties fo:orphans="2" fo:widows="2"/>
      <style:text-properties fo:font-variant="normal" fo:text-transform="none" style:font-name="Roboto Mono" fo:font-size="10.5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font-name="Roboto Mono" fo:font-size="10.5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/>
      <style:text-properties fo:font-variant="normal" fo:text-transform="none" style:font-name="Roboto Mono" fo:font-size="10.5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20%" fo:orphans="2" fo:widows="2" fo:text-indent="0cm" style:auto-text-indent="false"/>
      <style:text-properties fo:font-variant="normal" fo:text-transform="none" style:font-name="Roboto Mono" fo:font-size="10.5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c9211e" fo:letter-spacing="normal" fo:font-style="normal" fo:font-weight="normal" officeooo:rsid="00588bc6" fo:background-color="#ffffff"/>
    </style:style>
    <style:style style:name="T1" style:family="text">
      <style:text-properties fo:color="#0000ff" style:font-name="Roboto Mono1" fo:font-size="10.5pt"/>
    </style:style>
    <style:style style:name="T2" style:family="text">
      <style:text-properties fo:color="#0000ff" style:text-underline-style="solid" style:text-underline-width="auto" style:text-underline-color="font-color" loext:padding="0cm" loext:border="none"/>
    </style:style>
    <style:style style:name="T3" style:family="text">
      <style:text-properties fo:color="#0000ff" style:font-name="Roboto Mono" fo:font-size="10.5pt" style:text-underline-style="solid" style:text-underline-width="auto" style:text-underline-color="font-color" loext:padding="0cm" loext:border="none"/>
    </style:style>
    <style:style style:name="T4" style:family="text">
      <style:text-properties style:font-name="Roboto Mono1" fo:font-size="10.5pt"/>
    </style:style>
    <style:style style:name="T5" style:family="text">
      <style:text-properties style:font-name="Roboto Mono1" fo:font-size="10.5pt" officeooo:rsid="0078468d"/>
    </style:style>
    <style:style style:name="T6" style:family="text">
      <style:text-properties style:font-name="Roboto Mono1" fo:font-size="10.5pt" officeooo:rsid="007d0fad"/>
    </style:style>
    <style:style style:name="T7" style:family="text">
      <style:text-properties style:font-name="Roboto Mono1" fo:font-size="10.5pt" officeooo:rsid="007da0b5"/>
    </style:style>
    <style:style style:name="T8" style:family="text">
      <style:text-properties fo:color="#8b2252" style:font-name="Roboto Mono1" fo:font-size="10.5pt"/>
    </style:style>
    <style:style style:name="T9" style:family="text">
      <style:text-properties fo:color="#8b2252" style:text-underline-style="solid" style:text-underline-width="auto" style:text-underline-color="font-color" loext:padding="0cm" loext:border="none"/>
    </style:style>
    <style:style style:name="T10" style:family="text">
      <style:text-properties fo:color="#a020f0" style:font-name="Roboto Mono1" fo:font-size="10.5pt"/>
    </style:style>
    <style:style style:name="T11" style:family="text">
      <style:text-properties fo:color="#a020f0" style:text-underline-style="solid" style:text-underline-width="auto" style:text-underline-color="font-color" loext:padding="0cm" loext:border="none"/>
    </style:style>
    <style:style style:name="T12" style:family="text">
      <style:text-properties fo:color="#228b22" style:font-name="Roboto Mono1" fo:font-size="10.5pt"/>
    </style:style>
    <style:style style:name="T13" style:family="text">
      <style:text-properties fo:color="#228b22" style:text-underline-style="solid" style:text-underline-width="auto" style:text-underline-color="font-color" loext:padding="0cm" loext:border="none"/>
    </style:style>
    <style:style style:name="T14" style:family="text">
      <style:text-properties fo:color="#008b8b" style:font-name="Roboto Mono1" fo:font-size="10.5pt"/>
    </style:style>
    <style:style style:name="T15" style:family="text">
      <style:text-properties fo:color="#008b8b" style:text-underline-style="solid" style:text-underline-width="auto" style:text-underline-color="font-color" loext:padding="0cm" loext:border="none"/>
    </style:style>
    <style:style style:name="T16" style:family="text">
      <style:text-properties style:text-underline-style="solid" style:text-underline-width="auto" style:text-underline-color="font-color" loext:padding="0cm" loext:border="none"/>
    </style:style>
    <style:style style:name="T17" style:family="text">
      <style:text-properties style:font-name="Roboto Mono" fo:font-size="10.5pt" style:text-underline-style="solid" style:text-underline-width="auto" style:text-underline-color="font-color" loext:padding="0cm" loext:border="none"/>
    </style:style>
    <style:style style:name="T18" style:family="text">
      <style:text-properties style:font-name="KaTeX Main"/>
    </style:style>
    <style:style style:name="T19" style:family="text">
      <style:text-properties style:font-name="KaTeX Main" fo:font-style="italic"/>
    </style:style>
    <style:style style:name="T20" style:family="text">
      <style:text-properties officeooo:rsid="007da0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loadPackage</text:span> <text:span text:style-name="T4">"Schubert2"</text:span> </text:p>
      <text:p text:style-name="P3"><text:span text:style-name="T4">n=3; </text:span></text:p>
      <text:p text:style-name="P3"><text:span text:style-name="T4">P1 = abs</text:span><text:span text:style-name="T5">t</text:span><text:span text:style-name="T4">ractProjectiveSpace'(1, VariableName =&gt; h1);</text:span></text:p>
      <text:p text:style-name="P3"><text:span text:style-name="T4">R1 = intersectionRing P1;</text:span></text:p>
      <text:p text:style-name="P3"><text:span text:style-name="T4">c1= chern tangentBundle P1; </text:span></text:p>
      <text:p text:style-name="P3"><text:span text:style-name="T4">s1 = segre dual(tangentBundle P1); </text:span></text:p>
      <text:p text:style-name="P3"><text:span text:style-name="T4">P1n= abstractProjectiveSpace'(n, VariableName =&gt; h2); </text:span></text:p>
      <text:p text:style-name="P3"><text:span text:style-name="T4">R1n = intersectionRing P1n; </text:span></text:p>
      <text:p text:style-name="P3"><text:span text:style-name="T4">c1n = chern tangentBundle P1n; </text:span></text:p>
      <text:p text:style-name="P3"><text:span text:style-name="T4">s1n= segre dual(tangentBundle P1n); </text:span></text:p>
      <text:p text:style-name="P3"><text:span text:style-name="T4">P2n= abstractProjectiveSpace'(n, VariableName =&gt; h3); </text:span></text:p>
      <text:p text:style-name="P3"><text:span text:style-name="T4">R2n = intersectionRing P2n; </text:span></text:p>
      <text:p text:style-name="P3"><text:span text:style-name="T4">c2n = chern tangentBundle P2n; </text:span></text:p>
      <text:p text:style-name="P3"><text:span text:style-name="T4">s2n= segre dual(tangentBundle P2n); </text:span></text:p>
      <text:p text:style-name="P3"><text:span text:style-name="T4">P3n= abstractProjectiveSpace'(n, VariableName =&gt; h4); </text:span></text:p>
      <text:p text:style-name="P3"><text:span text:style-name="T4">R3n = intersectionRing P3n; </text:span></text:p>
      <text:p text:style-name="P3"><text:span text:style-name="T4">c3n = chern tangentBundle P3n; </text:span></text:p>
      <text:p text:style-name="P3"><text:span text:style-name="T4">s3n= segre dual(tangentBundle P3n); </text:span></text:p>
      <text:p text:style-name="P3"><text:span text:style-name="T4">Pe1= abstractProjectiveSpace'(3*n+1, VariableName =&gt; e1); </text:span></text:p>
      <text:p text:style-name="P3"><text:span text:style-name="T4">Re1 = intersectionRing Pe1; </text:span></text:p>
      <text:p text:style-name="P3"><text:span text:style-name="T4">Phe1= abstractProjectiveSpace'(3*n, VariableName =&gt; he1); </text:span></text:p>
      <text:p text:style-name="P3"><text:span text:style-name="T4">Rhe1 = intersectionRing Phe1; </text:span></text:p>
      <text:p text:style-name="P3"><text:span text:style-name="T4">Pe2= abstractProjectiveSpace'(3*n+1, VariableName =&gt; e2); </text:span></text:p>
      <text:p text:style-name="P3"><text:span text:style-name="T4">Re2 = intersectionRing Pe2; </text:span></text:p>
      <text:p text:style-name="P3"><text:span text:style-name="T4">RX=(R1 ** R1n ** R2n ** R3n ** Re1 ** Re2 ** Rhe1); </text:span></text:p>
      <text:p text:style-name="P3"><text:span text:style-name="T4">sNB0rX= sub(s1n^2,RX); </text:span></text:p>
      <text:p text:style-name="P3"><text:span text:style-name="T4">B0r=sub(0,RX); </text:span></text:p>
      <text:p text:style-name="P3"><text:span text:style-name="T4">for</text:span> <text:span text:style-name="T4">i from</text:span> <text:span text:style-name="T4">0 to</text:span> <text:span text:style-name="T4">n do</text:span> <text:span text:style-name="T4">(for</text:span> <text:span text:style-name="T4">j from</text:span> <text:span text:style-name="T4">0 to</text:span> <text:span text:style-name="T4">n do</text:span> <text:span text:style-name="T4">(B0r=B0r+h2^i*h3^j*h4^(2*n-i-j))); </text:span></text:p>
      <text:p text:style-name="P3"><text:span text:style-name="T4">cNB0rX= sub(c1n^2,RX); </text:span></text:p>
      <text:p text:style-name="P3"><text:span text:style-name="T4">cTX=sub(c1,RX)*sub(c1n,RX)*sub(c2n,RX)*sub(c3n,RX); sTX=sub(s1,RX)*sub(s1n,RX)*sub(s2n,RX)*sub(s3n,RX); </text:span></text:p>
      <text:p text:style-name="P3"><text:span text:style-name="T4">cTPnO1=sub(1,RX); </text:span></text:p>
      <text:p text:style-name="P3"><text:span text:style-name="T4">for</text:span> <text:span text:style-name="T4">k from</text:span> <text:span text:style-name="T4">1 to</text:span> <text:span text:style-name="T4">n do</text:span> <text:span text:style-name="T4">(cTPnO1=cTPnO1+part(k,(1+h2)^(n+1))+(n-k+1)*h1*part(k-1,(1+h2)^(n+1))); </text:span></text:p>
      <text:p text:style-name="P3"><text:span text:style-name="T4">sTPnO1=sub(1,RX); </text:span></text:p>
      <text:p text:style-name="P3"><text:span text:style-name="T4">for</text:span> <text:span text:style-name="T4">k from</text:span> <text:span text:style-name="T4">1 to</text:span> <text:span text:style-name="T4">n+1 do</text:span> <text:span text:style-name="T4">(sTPnO1=sTPnO1+part(k,sub(s1n,RX))-(n+k-1)*h1*part(k-1,sub(s1n,RX))); </text:span></text:p>
      <text:p text:style-name="P3"><text:span text:style-name="T4">cNB0XB0r=cTPnO1; </text:span></text:p>
      <text:p text:style-name="P3"><text:span text:style-name="T4">sNB0XB0r=sTPnO1; </text:span></text:p>
      <text:p text:style-name="P3"><text:span text:style-name="T4">cNB0'rE'=sub(1,RX); </text:span></text:p>
      <text:p text:style-name="P3"><text:span text:style-name="T4">for</text:span> <text:span text:style-name="T4">k from</text:span> <text:span text:style-name="T4">1 to</text:span> <text:span text:style-name="T4">n do</text:span> <text:span text:style-name="T4">(z=part(k,cNB0XB0r); for</text:span> <text:span text:style-name="T4">i from</text:span> <text:span text:style-name="T4">1 to</text:span> <text:span text:style-name="T4">k do</text:span> <text:span text:style-name="T4">(z = z + binomial(n-k+i,i) * (he1)^i * part(k-i,cNB0XB0r)); cNB0'rE'=cNB0'rE'+z); </text:span></text:p>
      <text:p text:style-name="P3"><text:span text:style-name="T4">sNB0'rE'=sub(1,RX); </text:span></text:p>
      <text:p text:style-name="P3"><text:span text:style-name="T4">for</text:span> <text:span text:style-name="T4">k from</text:span> <text:span text:style-name="T4">1 to</text:span> <text:span text:style-name="T4">2*n do</text:span> <text:span text:style-name="T4">(z=part(k,sNB0XB0r); for</text:span> <text:span text:style-name="T4">i from</text:span> <text:span text:style-name="T4">0 to</text:span> <text:span text:style-name="T4">k-1 do</text:span> <text:span text:style-name="T4">(z = z + (-1)^(k-i) * binomial(n-1+k,n-1+i) * (he1)^(k-i) * part(i,sNB0XB0r)); sNB0'rE'=sNB0'rE'+z); B0'r=sub(part(n,cNB0'rE'),{he1=&gt;-e1})*e1; </text:span></text:p>
      <text:p text:style-name="P3"><text:span text:style-name="T4">cNB0'rX'=cNB0'rE' * (1-he1); </text:span></text:p>
      <text:p text:style-name="P3"><text:span text:style-name="T4">sNE'X'=sub(1,RX); </text:span></text:p>
      <text:p text:style-name="P3"><text:span text:style-name="T4">for</text:span> <text:span text:style-name="T4">k from</text:span> <text:span text:style-name="T4">1 to</text:span> <text:span text:style-name="T4">3*n do</text:span> <text:span text:style-name="T4">(sNE'X'=sNE'X'+(he1)^k); </text:span></text:p>
      <text:p text:style-name="P3"><text:span text:style-name="T4">sNB0'rX'=sNB0'rE' *sNE'X'; </text:span></text:p>
      <text:p text:style-name="P3"><text:span text:style-name="T4">cNB0'rX'=sub(cNB0'rX',{he1=&gt;-e1}); </text:span></text:p>
      <text:p text:style-name="P3"><text:span text:style-name="T4">sNB0'rX'=sub(sNB0'rX',{he1=&gt;-e1}); </text:span></text:p>
      <text:p text:style-name="P3"><text:span text:style-name="T4">B1=sub(0,RX); </text:span></text:p>
      <text:p text:style-name="P3"><text:span text:style-name="T4">for</text:span> <text:span text:style-name="T4">i from</text:span> <text:span text:style-name="T4">0 to</text:span> <text:span text:style-name="T4">n do</text:span> <text:span text:style-name="T4">(B1=B1+h1*h3^i*h4^(n-i)); </text:span></text:p>
      <text:p text:style-name="P3"><text:span text:style-name="T4">B2=sub(0,RX); </text:span></text:p>
      <text:p text:style-name="P3"><text:span text:style-name="T4">for</text:span> <text:span text:style-name="T4">i from</text:span> <text:span text:style-name="T4">0 to</text:span> <text:span text:style-name="T4">n do</text:span> <text:span text:style-name="T4">(B2=B2+h1*h2^i*h4^(n-i)); </text:span></text:p>
      <text:p text:style-name="P3"><text:span text:style-name="T4">B3=sub(0,RX); </text:span></text:p>
      <text:p text:style-name="P3"><text:span text:style-name="T4">for</text:span> <text:span text:style-name="T4">i from</text:span> <text:span text:style-name="T4">0 to</text:span> <text:span text:style-name="T4">n do</text:span> <text:span text:style-name="T4">(B3=B3+h1*h2^i*h3^(n-i)); </text:span><text:soft-page-break/><text:span text:style-name="T4">cTZ1=sub(c1,RX)*sub(c1n,RX)*sub(c2n,RX); </text:span></text:p>
      <text:p text:style-name="P3"><text:span text:style-name="T4">cTZ2=sub(c1,RX)*sub(c1n,RX)*sub(c2n,RX); </text:span></text:p>
      <text:p text:style-name="P3"><text:span text:style-name="T4">cTZ3=sub(c1,RX)*sub(c1n,RX)*sub(c3n,RX); </text:span></text:p>
      <text:p text:style-name="P3"><text:span text:style-name="T4">sNZ1X=sTX*cTZ1; </text:span></text:p>
      <text:p text:style-name="P3"><text:span text:style-name="T4">sNZ2X=sTX*cTZ2; </text:span></text:p>
      <text:p text:style-name="P3"><text:span text:style-name="T4">sNZ3X=sTX*cTZ3; </text:span></text:p>
      <text:p text:style-name="P3"><text:span text:style-name="T4">sNZ1tX'=sub(1,RX); </text:span></text:p>
      <text:p text:style-name="P3"><text:span text:style-name="T4">for</text:span> <text:span text:style-name="T4">k from</text:span> <text:span text:style-name="T4">1 to</text:span> <text:span text:style-name="T4">2*n+1 do</text:span> <text:span text:style-name="T4">(z=part(k,sNZ1X); for</text:span> <text:span text:style-name="T4">i from</text:span> <text:span text:style-name="T4">0 to</text:span> <text:span text:style-name="T4">k-1 do</text:span> <text:span text:style-name="T4">(z = z + <text:s/>binomial(n-1+k,n-1+i) * (e1)^(k-i) * part(i,sNZ1X)); sNZ1tX'=sNZ1tX'+z);</text:span></text:p>
      <text:p text:style-name="P4"><text:span text:style-name="T4">sNZ2tX'=sub(1,RX); </text:span></text:p>
      <text:p text:style-name="P5"><text:span text:style-name="T4">for</text:span> <text:span text:style-name="T4">k from</text:span> <text:span text:style-name="T4">1 to</text:span> <text:span text:style-name="T4">2*n+1 do</text:span> <text:span text:style-name="T4">(z=part(k,sNZ2X); for</text:span> <text:span text:style-name="T4">i from</text:span> <text:span text:style-name="T20">0</text:span><text:span text:style-name="T4"> to</text:span> <text:span text:style-name="T4">k-</text:span><text:span text:style-name="T7">1</text:span><text:span text:style-name="T4"> do</text:span> <text:span text:style-name="T4">(z = z + binomial(n-1+k,n-1+i) * (e1)^(k-i) * part(i,sNZ2X)); sNZ2tX'=sNZ2tX'+z); </text:span></text:p>
      <text:p text:style-name="P5"><text:span text:style-name="T4">sNZ3tX'=sub(1,RX); </text:span></text:p>
      <text:p text:style-name="P5"><text:span text:style-name="T4">for</text:span> <text:span text:style-name="T4">k from</text:span> <text:span text:style-name="T4">1 to</text:span> <text:span text:style-name="T4">2*n+1 do</text:span> <text:span text:style-name="T4">(z=part(k,sNZ3X); for</text:span> <text:span text:style-name="T4">i from</text:span> <text:span text:style-name="T20">0</text:span><text:span text:style-name="T4"> to</text:span> <text:span text:style-name="T4">k-</text:span><text:span text:style-name="T7">1</text:span><text:span text:style-name="T4"> do</text:span> <text:span text:style-name="T4">(z = z + <text:s/>binomial(n-1+k,n-1+i) * (e1)^(k-i) * part(i,sNZ3X)); sNZ3tX'=sNZ3tX'+z); </text:span></text:p>
      <text:p text:style-name="P5"><text:span text:style-name="T4">sNB1''X''=sub(1,RX); </text:span></text:p>
      <text:p text:style-name="P5"><text:span text:style-name="T4">for</text:span> <text:span text:style-name="T4">k from</text:span> <text:span text:style-name="T4">1 to</text:span> <text:span text:style-name="T4">2*n do</text:span> <text:span text:style-name="T4">(z=part(k,sNZ1tX'); for</text:span> <text:span text:style-name="T4">i from</text:span> <text:span text:style-name="T4">0 to</text:span> <text:span text:style-name="T4">k-1 do</text:span> <text:span text:style-name="T4">(z = z + <text:s/>binomial(n-</text:span><text:span text:style-name="T6">1</text:span><text:span text:style-name="T4">+k,n-</text:span><text:span text:style-name="T6">1</text:span><text:span text:style-name="T4">+i) * (e2)^(k-i) * part(i,sNZ1tX')); sNB1''X''=sNB1''X''+z); </text:span></text:p>
      <text:p text:style-name="P5"><text:span text:style-name="T4">sNB2''X''=sub(1,RX); </text:span></text:p>
      <text:p text:style-name="P5"><text:span text:style-name="T4">for</text:span> <text:span text:style-name="T4">k from</text:span> <text:span text:style-name="T4">1 to</text:span> <text:span text:style-name="T4">2*n do</text:span> <text:span text:style-name="T4">(z=part(k,sNZ2tX'); for</text:span> <text:span text:style-name="T4">i from</text:span> <text:span text:style-name="T4">0 to</text:span> <text:span text:style-name="T4">k-1 do</text:span> <text:span text:style-name="T4">(z = z + <text:s/>binomial(n-</text:span><text:span text:style-name="T6">1</text:span><text:span text:style-name="T4">+k,n-</text:span><text:span text:style-name="T6">1</text:span><text:span text:style-name="T4">+i) * (e2)^(k-i) * part(i,sNZ2tX')); sNB2''X''=sNB2''X''+z); </text:span></text:p>
      <text:p text:style-name="P5"><text:span text:style-name="T4">sNB3''X''=sub(1,RX); </text:span></text:p>
      <text:p text:style-name="P5"><text:span text:style-name="T4">for</text:span> <text:span text:style-name="T4">k from</text:span> <text:span text:style-name="T4">1 to</text:span> <text:span text:style-name="T4">2*n do</text:span> <text:span text:style-name="T4">(z=part(k,sNZ3tX'); for</text:span> <text:span text:style-name="T4">i from</text:span> <text:span text:style-name="T4">0 to</text:span> <text:span text:style-name="T4">k-1 do</text:span> <text:span text:style-name="T4">(z = z + <text:s/>binomial(n-</text:span><text:span text:style-name="T6">1</text:span><text:span text:style-name="T4">+k,n-</text:span><text:span text:style-name="T6">1</text:span><text:span text:style-name="T4">+i) * (e2)^(k-i) * part(i,sNZ3tX')); sNB3''X''=sNB3''X''+z); </text:span></text:p>
      <text:p text:style-name="P5"><text:span text:style-name="T4">sNB1B0rB1= sub(s1n,RX); </text:span></text:p>
      <text:p text:style-name="P3"><text:span text:style-name="T4">sNB2B0rB2= sub(s2n,RX); </text:span></text:p>
      <text:p text:style-name="P3"><text:span text:style-name="T4">sNB3B0rB3= sub(s3n,RX); </text:span></text:p>
      <text:p text:style-name="P3"><text:span text:style-name="T4">sNE'X'=sub(1,RX); </text:span></text:p>
      <text:p text:style-name="P3"><text:span text:style-name="T4">for</text:span> <text:span text:style-name="T4">k from</text:span> <text:span text:style-name="T4">1 to</text:span> <text:span text:style-name="T4">(3*n) do</text:span> <text:span text:style-name="T4">sNE'X'=sNE'X'+(-e1)^k ; </text:span></text:p>
      <text:p text:style-name="P3"><text:span text:style-name="T4">F11 =part(n+1, cNB0rX* sNE'X' * e1 * h1 * sNB1B0rB1); </text:span></text:p>
      <text:p text:style-name="P3"><text:span text:style-name="T4">F12 =part(n+1, cNB0rX*sNE'X' * e1 * h1 * sNB2B0rB2); </text:span></text:p>
      <text:p text:style-name="P3"><text:span text:style-name="T4">F13 =part(n+1, cNB0rX*sNE'X' * e1 * h1 * sNB3B0rB3); </text:span></text:p>
      <text:p text:style-name="P3"><text:span text:style-name="T4">B1t = B1-F11; </text:span></text:p>
      <text:p text:style-name="P3"><text:span text:style-name="T4">B2t = B2-F12; </text:span></text:p>
      <text:p text:style-name="P3"><text:span text:style-name="T4">B3t = B3-F13; </text:span></text:p>
      <text:p text:style-name="P3"><text:span text:style-name="T4">sNB1'B0'rB1'=sub(1,RX); </text:span></text:p>
      <text:p text:style-name="P6"><text:span text:style-name="T4">for</text:span> <text:span text:style-name="T4">k from</text:span> <text:span text:style-name="T4">1 to</text:span> <text:span text:style-name="T4">(3*n) do</text:span> <text:span text:style-name="T4">sNB1'B0'rB1'=sNB1'B0'rB1'+(-e1)^k ; </text:span></text:p>
      <text:p text:style-name="P6"><text:span text:style-name="T4">sNB2'B0'rB2'=sNB1'B0'rB1'; </text:span></text:p>
      <text:p text:style-name="P6"><text:span text:style-name="T4">sNB3'B0'rB3'=sNB1'B0'rB1'; </text:span></text:p>
      <text:p text:style-name="P3"><text:span text:style-name="T4">sNE''X''=sub(1,RX); </text:span></text:p>
      <text:p text:style-name="P3"><text:span text:style-name="T4">for</text:span> <text:span text:style-name="T4">k from</text:span> <text:span text:style-name="T4">1 to</text:span> <text:span text:style-name="T4">(3*n) do</text:span> <text:span text:style-name="T4">sNE''X''=sNE''X''+(-e2)^k ; </text:span></text:p>
      <text:p text:style-name="P3"><text:span text:style-name="T4">F21= part(n+1,cNB0'rX' * e2 * sNE''X'' * h1 * sNB1'B0'rB1'); </text:span></text:p>
      <text:p text:style-name="P3"><text:span text:style-name="T4">F22= part(n+1,cNB0'rX' * e2 * sNE''X'' * h1 * sNB2'B0'rB2'); </text:span></text:p>
      <text:p text:style-name="P3"><text:span text:style-name="T4">F23= part(n+1,cNB0'rX' * e2 * sNE''X'' * h1 * sNB3'B0'rB3'); </text:span></text:p>
      <text:p text:style-name="P3"><text:span text:style-name="T4">B1tt = B1t-F21; </text:span></text:p>
      <text:p text:style-name="P3"><text:span text:style-name="T4">B2tt = B2t-F22; </text:span></text:p>
      <text:p text:style-name="P3"><text:span text:style-name="T4">B3tt = B3t-F23; </text:span></text:p>
      <text:p text:style-name="P3"><text:span text:style-name="T4">ResTot=1/6*(h1+h2+h3+h4-e1-e2)^(3*n+1); for</text:span> <text:span text:style-name="T4">j from</text:span> <text:span text:style-name="T4">(n+1) to</text:span> <text:span text:style-name="T4">(3*n+1) do</text:span> <text:span text:style-name="T4">(ResTot = ResTot - 1/6 * binomial(3*n+1,j) * part(j-n-1,sNB1''X'') * B1tt * (h1+h2+h3+h4-e1-e2)^(3*n+1-j)- 1/6 * binomial(3*n+1,j) * part(j-n-1,sNB2''X'') * B2tt * (h1+h2+h3+h4-e1-e2)^(3*n+1-j)- 1/6 *binomial(3*n+1,j) * part(j-n-1,sNB3''X'') * B3tt * (h1+h2+h3+h4-e1-e2)^(3*n+1-j)); ResAux=sub(part(0,sub(ResTot,QQ[h1,h2,h3,h4,e1,e2,Degrees=&gt;{0,0,0,0,0,1}])),RX); P=(3*n+2):sub(0,RX); for</text:span> <text:span text:style-name="T4">j from</text:span> <text:span text:style-name="T4">0 to</text:span> <text:span text:style-name="T4">3*n+1 do</text:span> <text:span text:style-name="T4">(P=replace(j,sub(sub(part(j,sub(ResTot,QQ[h1,h2,h3,h4,e1,e2,Degrees=&gt;{0,0,0,0,0,1}])),RX),{sub(e2,RX)=&gt;sub(1,RX)}),P)); for</text:span> <text:span text:style-name="T4">j from</text:span> <text:span text:style-name="T4">(n+1) to</text:span> <text:span text:style-name="T4">(3*n+1) do</text:span> <text:span text:style-name="T4">(ResAux = ResAux+P_j*(-1)^(j-1)*part(j-n-1,sNB0'rX')*B0'r);</text:span></text:p>
      <text:p text:style-name="P6"><text:soft-page-break/><text:span text:style-name="T4">ResFin=sub(part(0,sub(ResAux,QQ[h1,h2,h3,h4,e1,Degrees=&gt;{0,0,0,0,1}])),RX); Q=(3*n+2):sub(0,RX); </text:span></text:p>
      <text:p text:style-name="P6"><text:span text:style-name="T4">for</text:span> <text:span text:style-name="T4">j from</text:span> <text:span text:style-name="T4">0 to</text:span> <text:span text:style-name="T4">3*n+1 do (Q=replace(j,sub(sub(part(j,sub(ResAux,QQ[h1,h2,h3,h4,e1,Degrees=&gt;{0,0,0,0,1}])),RX),{sub(e1,RX)=&gt;sub(1,RX)}),Q)); for</text:span> <text:span text:style-name="T4">j from</text:span> <text:span text:style-name="T4">(2*n) to</text:span> <text:span text:style-name="T4">(3*n+1) do</text:span> <text:span text:style-name="T4">(ResFin= ResFin+Q_j*(-1)^(j-1)*part(j-2*n,sNB0rX)*B0r); </text:span></text:p>
      <text:p text:style-name="P6"><text:span text:style-name="T4">ResFin </text:span></text:p>
      <text:p text:style-name="P6"><text:span text:style-name="T4">sub(ResFin,{sub(h1,RX)=&gt;sub(1,RX),sub(h2,RX)=&gt;sub(1,RX),sub(h3,RX)=&gt;sub(1,RX),sub(h4,RX)=&gt;sub(1,RX)}) </text:span><text:line-break/></text:p>
      <text:p text:style-name="P13"><text:span text:style-name="T1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Epilogue" svg:font-family="Epilogue"/>
    <style:font-face style:name="KaTeX Main" svg:font-family="'KaTeX Main', 'Times New Roman', serif"/>
    <style:font-face style:name="Lohit Devanagari1" svg:font-family="'Lohit Devanagari'"/>
    <style:font-face style:name="Roboto Mono1" svg:font-family="'Roboto Mono'"/>
    <style:font-face style:name="Roboto Mono" svg:font-family="'Roboto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1T01:28:13.796359768</dc:date>
    <meta:editing-duration>P2DT15H1M26S</meta:editing-duration>
    <meta:editing-cycles>37</meta:editing-cycles>
    <meta:generator>LibreOffice/6.4.6.2$Linux_X86_64 LibreOffice_project/40$Build-2</meta:generator>
    <meta:document-statistic meta:table-count="0" meta:image-count="0" meta:object-count="0" meta:page-count="3" meta:paragraph-count="97" meta:word-count="611" meta:character-count="5308" meta:non-whitespace-character-count="4695"/>
  </office:meta>
</office:document-meta>
</file>